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Respect des règles de présentati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Pour le rapport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non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Un seul fichier OD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4]=1;0;1)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Paginatio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5]=1;0;1)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Table des matièr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6]=1;0;1)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Table des illustration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7]=1;0;1)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Mise en page correct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8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uts de page correct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9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rage des imag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0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ibilité des imag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1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ibilité du cod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2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ation des sourc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13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ation des logiciels utilisés pour les illustration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14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e des mots clés pour chaque diagramme UM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15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s pour chaque diagramme UM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16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s du cod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7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s dans le cod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8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lecture des supports de cour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9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4:.B20])" office:value-type="float" office:value="11" calcext:value-type="float">
            <text:p>11</text:p>
          </table:table-cell>
          <table:table-cell table:formula="of:=SUM([.C4:.C20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sultat</text:p>
          </table:table-cell>
          <table:table-cell table:style-name="ce2" table:formula="of:=[.B21]-[.C21]" office:value-type="float" office:value="6" calcext:value-type="float">
            <text:p>6</text:p>
          </table:table-cell>
          <table:table-cell table:formula="of:=IF([.C21]&gt;[.B21];&quot;KO&quot;;&quot;OK&quot;)" office:value-type="string" office:string-value="OK" calcext:value-type="string">
            <text:p>OK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our le fichier de présent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(MS PowerPoint ou OO Presentatio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n seul fichier ODP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27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mage correct des diapositiv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28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le des illustration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29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e en page correct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30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rage des imag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31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ibilité des image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32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ibilité du cod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33]=1;0;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ation des sourc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34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ation des logiciels utilisés pour les illustration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35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e des mots clés pour chaque diagramme UM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36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s pour chaque diagramme UML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37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s du cod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38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aires dans le cod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39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lecture des supports de cour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B40]=1;0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7:.B40])" office:value-type="float" office:value="6" calcext:value-type="float">
            <text:p>6</text:p>
          </table:table-cell>
          <table:table-cell table:formula="of:=SUM([.C27:.C40]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sultat</text:p>
          </table:table-cell>
          <table:table-cell table:style-name="ce2" table:formula="of:=[.B42]-[.C42]" office:value-type="float" office:value="-2" calcext:value-type="float">
            <text:p>-2</text:p>
          </table:table-cell>
          <table:table-cell table:formula="of:=IF([.C42]&gt;[.B42];&quot;KO&quot;;&quot;OK&quot;)" office:value-type="string" office:string-value="KO" calcext:value-type="string">
            <text:p>KO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5:03:15.239935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uguet</meta:initial-creator>
    <meta:creation-date>2016-10-14T23:00:36.973627532</meta:creation-date>
    <dc:date>2016-10-17T05:13:55.179929037</dc:date>
    <dc:creator>pascal buguet</dc:creator>
    <meta:editing-duration>PT18M33S</meta:editing-duration>
    <meta:editing-cycles>22</meta:editing-cycles>
    <meta:generator>LibreOffice/4.2.8.2$Linux_X86_64 LibreOffice_project/420m0$Build-2</meta:generator>
    <meta:document-statistic meta:table-count="1" meta:cell-count="108" meta:object-count="0"/>
  </office:meta>
</office:document-meta>
</file>